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0ee57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32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33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34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officeooo:paragraph-rsid="015e85e5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0"><text:text-input text:description="">{% if contactMethod['address'] %}</text:text-input></text:p>
            <text:p text:style-name="P30"><text:text-input text:description="">{% if contactMethod['address']['street'] %}</text:text-input></text:p>
            <text:p text:style-name="P31"><text:text-input text:description="">{{ contactMethod.address.street }}</text:text-input></text:p>
            <text:p text:style-name="P15"><text:text-input text:description="">{% endif %}</text:text-input></text:p>
            <text:p text:style-name="P32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33"><text:text-input text:description="">{% if contactMethod.address.city %}</text:text-input></text:p>
            <text:p text:style-name="P33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16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9"><text:text-input text:description="">{% if matter and matter['matterId'] %}</text:text-input></text:p>
            <text:p text:style-name="P18">ID:<text:span text:style-name="T8"><text:text-input text:description="">{{ matter['matterId'] }}</text:text-input></text:span></text:p>
            <text:p text:style-name="P17"><text:text-input text:description="">{% endif %}</text:text-input></text:p>
            <text:p text:style-name="P35"><text:text-input text:description="">{% if status and status.mode %}</text:text-input></text:p>
            <text:p text:style-name="P35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5"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0"/>
      <text:p text:style-name="P20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5"><text:text-input text:description="">{{ mappings.sender[sender].email }}</text:text-input></text:p>
            <text:p text:style-name="P24"><text:text-input text:description="">{% endif %}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6:32:37.408669000</dc:date>
    <meta:editing-duration>P2DT21H35M22S</meta:editing-duration>
    <meta:editing-cycles>32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64" meta:character-count="1807" meta:non-whitespace-character-count="1628"/>
  </office:meta>
</office:document-meta>
</file>